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7D0000005D3D30FA0DB8450920.jpg" manifest:media-type="image/jpeg"/>
  <manifest:file-entry manifest:full-path="Pictures/100000000000005400000053E9592443C14862A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eta" style:font-family-generic="swiss" style:font-pitch="variable"/>
    <style:font-face style:name="Arial4" svg:font-family="Arial" style:font-adornments="Negreta cursiv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Arial3"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3" fo:font-size="16pt" style:text-underline-style="none" fo:font-weight="bold" officeooo:rsid="002445d2" officeooo:paragraph-rsid="002445d2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3" fo:font-size="16pt" style:text-underline-style="none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paragraph-rsid="001cb4bd"/>
    </style:style>
    <style:style style:name="P8" style:family="paragraph" style:parent-style-name="Text_20_body">
      <style:text-properties fo:font-weight="normal" officeooo:rsid="0030bc30" officeooo:paragraph-rsid="0030bc30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officeooo:rsid="0030bc30" officeooo:paragraph-rsid="0030bc30"/>
    </style:style>
    <style:style style:name="P10" style:family="paragraph" style:parent-style-name="Text_20_body">
      <style:paragraph-properties fo:text-align="justify" style:justify-single-word="false"/>
      <style:text-properties officeooo:rsid="00338748" officeooo:paragraph-rsid="00338748"/>
    </style:style>
    <style:style style:name="P11" style:family="paragraph" style:parent-style-name="Text_20_body">
      <style:paragraph-properties fo:text-align="justify" style:justify-single-word="false"/>
      <style:text-properties officeooo:rsid="0033aeb6" officeooo:paragraph-rsid="0033aeb6"/>
    </style:style>
    <style:style style:name="P12" style:family="paragraph" style:parent-style-name="Standard">
      <style:paragraph-properties fo:text-align="justify" style:justify-single-word="false" style:writing-mode="lr-tb"/>
      <style:text-properties fo:font-weight="normal" officeooo:rsid="002dfb61" officeooo:paragraph-rsid="002dfb61" style:font-weight-asian="normal" style:font-weight-complex="normal"/>
    </style:style>
    <style:style style:name="P13" style:family="paragraph" style:parent-style-name="Heading_20_4">
      <style:text-properties officeooo:rsid="0030bc30" officeooo:paragraph-rsid="00150988"/>
    </style:style>
    <style:style style:name="P14" style:family="paragraph" style:parent-style-name="Heading_20_4">
      <style:text-properties officeooo:rsid="0030bc30" officeooo:paragraph-rsid="0030bc30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33aeb6" officeooo:paragraph-rsid="0033aeb6"/>
    </style:style>
    <style:style style:name="P16" style:family="paragraph" style:parent-style-name="Text_20_body">
      <style:paragraph-properties fo:text-align="justify" style:justify-single-word="false"/>
      <style:text-properties officeooo:rsid="0030bc30" officeooo:paragraph-rsid="00353d50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353d50" officeooo:paragraph-rsid="00353d50"/>
    </style:style>
    <style:style style:name="T1" style:family="text">
      <style:text-properties officeooo:rsid="002445d2"/>
    </style:style>
    <style:style style:name="T2" style:family="text">
      <style:text-properties officeooo:rsid="00150988"/>
    </style:style>
    <style:style style:name="T3" style:family="text">
      <style:text-properties officeooo:rsid="0030bc30"/>
    </style:style>
    <style:style style:name="T4" style:family="text">
      <style:text-properties officeooo:rsid="00353d5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4">Enunciado:</text:h>
      <text:p text:style-name="P6"><text:tab/></text:p>
      <text:p text:style-name="P7"><text:tab/><text:span text:style-name="T3">Llevar adelante las pruebas estáticas propuestas en la presente práctica:</text:span></text:p>
      <text:p text:style-name="P7"/>
      <text:p text:style-name="P9">1) Pruebas de revisión <text:span text:style-name="T4">en base a Check-List,</text:span> utilizando el código letras.java <text:s/>(para descargar en la plataforma),</text:p>
      <text:p text:style-name="P16">2) Pruebas de Escritorios <text:span text:style-name="T4">y Recorrida con código a descargar en la plataforma.</text:span></text:p>
      <text:p text:style-name="P16"/>
      <text:p text:style-name="P16"><text:span text:style-name="T4">C</text:span>umplimentar lo establecido <text:span text:style-name="T4">p</text:span>ara la práctica. </text:p>
      <text:h text:style-name="P14" text:outline-level="4">Práctica:</text:h>
      <text:p text:style-name="P9"><text:tab/></text:p>
      <text:list xml:id="list3985722453" text:style-name="L1">
        <text:list-item>
          <text:p text:style-name="P15"><text:span text:style-name="T4">Asignar </text:span>los roles <text:span text:style-name="T4">para las pruebas.</text:span></text:p>
        </text:list-item>
        <text:list-item>
          <text:p text:style-name="P17">Descargar los códigos.</text:p>
        </text:list-item>
        <text:list-item>
          <text:p text:style-name="P15">El autor se dedica a familiarizarse con el código asignado y el resto del equipo <text:span text:style-name="T4">planifica la reunión </text:span>con el código y la documentación adicional.</text:p>
        </text:list-item>
        <text:list-item>
          <text:p text:style-name="P15"><text:span text:style-name="T4">Esto </text:span>no deben llevar más de <text:span text:style-name="T4">10</text:span> minutos.</text:p>
        </text:list-item>
        <text:list-item>
          <text:p text:style-name="P15">Se procederá a realizar la prueba de escritorio o recorrida según el caso durante 30 minutos. Dedicando los 5 minutos restantes a comentar las conclusiones.</text:p>
        </text:list-item>
      </text:list>
      <text:p text:style-name="P11">Los c<text:span text:style-name="T4">ó</text:span>digos para cada grupo y sección se asignarán en el aula.</text:p>
      <text:p text:style-name="P10"/>
      <text:p text:style-name="P8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eta" style:font-family-generic="swiss" style:font-pitch="variable"/>
    <style:font-face style:name="Arial4" svg:font-family="Arial" style:font-adornments="Negreta cursiv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5cm" loext:contextual-spacing="false" fo:line-height="100%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cm" fo:margin-bottom="0.101cm" loext:contextual-spacing="false" fo:text-align="justify" style:justify-single-word="false" text:number-lines="false" text:line-number="0"/>
      <style:text-properties style:font-name="Arial3" fo:font-family="Arial" style:font-family-generic="swiss" style:font-pitch="variable" fo:font-size="11pt" style:font-size-asian="11pt" style:font-name-complex="Arial3" style:font-family-complex="Arial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Arial" fo:font-family="Arial" style:font-style-name="Negreta" style:font-family-generic="swiss" style:font-pitch="variable" fo:font-size="15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Arial" fo:font-family="Arial" style:font-style-name="Negreta" style:font-family-generic="swiss" style:font-pitch="variable" fo:font-size="14pt" fo:font-weight="bold" style:font-size-asian="101%" style:font-weight-asian="bold" style:font-size-complex="101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inion_20_Leonel" style:display-name="Opinion Leonel" style:family="paragraph" style:parent-style-name="Standard" style:class="text">
      <loext:graphic-properties draw:fill="solid" draw:fill-color="#ffff99" draw:opacity="100%"/>
      <style:paragraph-properties fo:background-color="#ffff99"/>
      <style:text-properties fo:color="#6666ff" style:font-name="Times New Roman" fo:font-family="'Times New Roman'" style:font-style-name="cursiva" style:font-family-generic="roman" style:font-pitch="variable" fo:font-size="12pt"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cccccc" draw:opacity="100%"/>
      <style:paragraph-properties fo:background-color="#cccccc"/>
      <style:text-properties style:font-name="Arial4" fo:font-family="Arial" style:font-style-name="Negreta cursiva" style:font-family-generic="swiss" style:font-pitch="variable" fo:font-size="13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Arial" fo:font-family="Arial" style:font-style-name="Negreta" style:font-family-generic="swiss" style:font-pitch="variable" fo:font-size="12pt" fo:font-weight="bold" style:font-size-asian="85%" style:font-weight-asian="bold" style:font-size-complex="85%" style:font-weight-complex="normal"/>
    </style:style>
    <style:style style:name="Illustration" style:family="paragraph" style:parent-style-name="Caption" style:class="extra">
      <style:text-properties style:font-name="Arial1" fo:font-family="Arial" style:font-style-name="Cursiva" style:font-family-generic="swiss" style:font-pitch="variable" fo:font-size="9pt"/>
    </style:style>
    <style:style style:name="Text" style:family="paragraph" style:parent-style-name="Caption" style:class="extra"/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Cuerpo_20_de_20_Texto_20_Prog_20_3" style:display-name="Cuerpo de Texto Prog 3" style:family="paragraph" style:parent-style-name="Text_20_body" style:class="text">
      <style:text-properties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" style:family="table">
      <style:table-properties style:width="16.995cm" table:align="left"/>
    </style:style>
    <style:style style:name="Tabla6.A" style:family="table-column">
      <style:table-column-properties style:column-width="2.462cm"/>
    </style:style>
    <style:style style:name="Tabla6.B" style:family="table-column">
      <style:table-column-properties style:column-width="11.723cm"/>
    </style:style>
    <style:style style:name="Tabla6.C" style:family="table-column">
      <style:table-column-properties style:column-width="2.81cm"/>
    </style:style>
    <style:style style:name="Tabla6.1" style:family="table-row">
      <style:table-row-properties style:min-row-height="2.138cm"/>
    </style:style>
    <style:style style:name="Tabla6.A1" style:family="table-cell">
      <style:table-cell-properties fo:padding="0.097cm" fo:border-left="none" fo:border-right="none" fo:border-top="none" fo:border-bottom="1pt solid #000000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style:font-name="Arial3" fo:font-size="16pt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3" fo:font-size="16pt" style:text-underline-style="none" fo:font-weight="bold" officeooo:rsid="002445d2" officeooo:paragraph-rsid="002445d2" style:font-size-asian="16pt" style:font-weight-asian="bold" style:font-size-complex="16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3" fo:font-size="16pt" style:text-underline-style="none" fo:font-weight="bold" style:font-size-asian="16pt" style:font-weight-asian="bold" style:font-size-complex="16pt" style:font-weight-complex="bold"/>
    </style:style>
    <style:style style:name="MP5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2445d2"/>
    </style:style>
    <style:style style:name="MT2" style:family="text">
      <style:text-properties officeooo:rsid="00150988"/>
    </style:style>
    <style:style style:name="MT3" style:family="text">
      <style:text-properties officeooo:rsid="0030bc30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Table_20_Contents"><draw:frame draw:style-name="Mfr1" draw:name="gráficos1" text:anchor-type="as-char" svg:width="2.02cm" svg:height="2cm" draw:z-index="0"><draw:image xlink:href="Pictures/100000000000005400000053E9592443C14862A5.jpg" xlink:type="simple" xlink:show="embed" xlink:actuate="onLoad" loext:mime-type="image/jpeg"/></draw:frame></text:p>
            </table:table-cell>
            <table:table-cell table:style-name="Tabla6.A1" office:value-type="string">
              <text:p text:style-name="MP2">U.N.M.d.P <text:span text:style-name="MT1">– F.I. - </text:span>Ingeniería en Informática</text:p>
              <text:p text:style-name="MP3">Taller de Programación I</text:p>
              <text:p text:style-name="MP4"><text:span text:style-name="MT2">Pr</text:span><text:span text:style-name="MT3">uebas Estáticas</text:span></text:p>
            </table:table-cell>
            <table:table-cell table:style-name="Tabla6.A1" office:value-type="string">
              <text:p text:style-name="MP5"><draw:frame draw:style-name="Mfr2" draw:name="gráficos2" text:anchor-type="as-char" svg:width="2.616cm" svg:height="1.946cm" draw:z-index="1"><draw:image xlink:href="Pictures/100000000000007D0000005D3D30FA0DB8450920.jpg" xlink:type="simple" xlink:show="embed" xlink:actuate="onLoad" loext:mime-type="image/jpeg"/></draw:frame></text:p>
            </table:table-cell>
          </table:table-row>
        </table:table>
        <text:p text:style-name="Standard"/>
      </style:header>
      <style:footer>
        <text:p text:style-name="MP1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9-14T10:31:23.369844149</meta:creation-date>
    <dc:date>2025-08-27T09:10:25.761249015</dc:date>
    <meta:editing-duration>PT7H9M57S</meta:editing-duration>
    <meta:editing-cycles>58</meta:editing-cycles>
    <meta:generator>LibreOffice/6.4.7.2$Linux_X86_64 LibreOffice_project/40$Build-2</meta:generator>
    <meta:document-statistic meta:table-count="1" meta:image-count="2" meta:object-count="0" meta:page-count="1" meta:paragraph-count="20" meta:word-count="147" meta:character-count="886" meta:non-whitespace-character-count="754"/>
  </office:meta>
</office:document-meta>
</file>